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ASCO MAYTA NOREL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95429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Q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1272104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ASCO MAYTA NOREL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95429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SuperAdmin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 AVI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5429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 AVI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4376823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49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44:5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